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144fa4" officeooo:paragraph-rsid="00144fa4"/>
    </style:style>
    <style:style style:name="P12" style:family="paragraph" style:parent-style-name="Standard">
      <style:text-properties officeooo:rsid="002c1bd7" officeooo:paragraph-rsid="002c1bd7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15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16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17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19" style:family="paragraph" style:parent-style-name="Standard" style:list-style-name="L1">
      <style:text-properties officeooo:rsid="001cb996" officeooo:paragraph-rsid="001cb996"/>
    </style:style>
    <style:style style:name="P20" style:family="paragraph" style:parent-style-name="Standard" style:list-style-name="L1">
      <style:text-properties officeooo:rsid="001e2e5c" officeooo:paragraph-rsid="001e2e5c"/>
    </style:style>
    <style:style style:name="P21" style:family="paragraph" style:parent-style-name="Standard" style:list-style-name="L2">
      <style:text-properties officeooo:rsid="00206b6e" officeooo:paragraph-rsid="00206b6e"/>
    </style:style>
    <style:style style:name="P22" style:family="paragraph" style:parent-style-name="Standard" style:list-style-name="L2">
      <style:text-properties officeooo:rsid="0022cf39" officeooo:paragraph-rsid="0022cf39"/>
    </style:style>
    <style:style style:name="P23" style:family="paragraph" style:parent-style-name="Standard" style:list-style-name="L2">
      <style:text-properties officeooo:rsid="002389ff" officeooo:paragraph-rsid="002389ff"/>
    </style:style>
    <style:style style:name="P24" style:family="paragraph" style:parent-style-name="Standard" style:list-style-name="L3">
      <style:text-properties officeooo:rsid="0026652d" officeooo:paragraph-rsid="0026652d"/>
    </style:style>
    <style:style style:name="P25" style:family="paragraph" style:parent-style-name="Standard" style:list-style-name="L3">
      <style:text-properties officeooo:rsid="002931b3" officeooo:paragraph-rsid="002931b3"/>
    </style:style>
    <style:style style:name="P26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31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32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33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34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35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36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37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38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39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40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41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42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43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44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45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46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47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48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49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50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51" style:family="paragraph" style:parent-style-name="Standard" style:list-style-name="L4">
      <style:text-properties officeooo:rsid="002fcc7a" officeooo:paragraph-rsid="00322a41"/>
    </style:style>
    <style:style style:name="P52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53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54" style:family="paragraph" style:parent-style-name="Standard" style:list-style-name="L4">
      <style:text-properties officeooo:rsid="00335bb0" officeooo:paragraph-rsid="00335bb0"/>
    </style:style>
    <style:style style:name="P55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56" style:family="paragraph" style:parent-style-name="Standard">
      <style:text-properties officeooo:paragraph-rsid="002c1bd7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61" style:family="paragraph" style:parent-style-name="Standard">
      <style:text-properties officeooo:paragraph-rsid="0057d05f"/>
    </style:style>
    <style:style style:name="P62" style:family="paragraph" style:parent-style-name="Standard">
      <style:text-properties officeooo:rsid="0057d05f" officeooo:paragraph-rsid="0057d05f"/>
    </style:style>
    <style:style style:name="P63" style:family="paragraph" style:parent-style-name="Standard">
      <style:text-properties officeooo:rsid="00596c0e" officeooo:paragraph-rsid="00596c0e"/>
    </style:style>
    <style:style style:name="P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6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6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6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6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6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7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6c31" style:font-weight-asian="bold" style:font-weight-complex="bold"/>
    </style:style>
    <style:style style:name="T12" style:family="text">
      <style:text-properties fo:font-weight="bold" officeooo:rsid="00306eea" style:font-weight-asian="bold" style:font-weight-complex="bold"/>
    </style:style>
    <style:style style:name="T13" style:family="text">
      <style:text-properties officeooo:rsid="00163e1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306eea"/>
    </style:style>
    <style:style style:name="T17" style:family="text">
      <style:text-properties style:text-underline-style="solid" style:text-underline-width="auto" style:text-underline-color="font-color" officeooo:rsid="0039418e"/>
    </style:style>
    <style:style style:name="T18" style:family="text">
      <style:text-properties officeooo:rsid="0021f44e"/>
    </style:style>
    <style:style style:name="T19" style:family="text">
      <style:text-properties officeooo:rsid="0023b52e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628bf"/>
    </style:style>
    <style:style style:name="T22" style:family="text">
      <style:text-properties officeooo:rsid="0027bf08"/>
    </style:style>
    <style:style style:name="T23" style:family="text">
      <style:text-properties officeooo:rsid="00296c31"/>
    </style:style>
    <style:style style:name="T24" style:family="text">
      <style:text-properties officeooo:rsid="003ec443"/>
    </style:style>
    <style:style style:name="T25" style:family="text">
      <style:text-properties fo:font-variant="normal" fo:text-transform="none" fo:color="#c9d1d9" style:font-name="SFMono-Regular" fo:font-size="9.75pt" fo:letter-spacing="normal" fo:font-style="normal"/>
    </style:style>
    <style:style style:name="T26" style:family="text">
      <style:text-properties fo:font-variant="normal" fo:text-transform="none" fo:color="#29303b" style:font-name="sf pro text" fo:font-size="13.5pt" fo:letter-spacing="normal" fo:font-style="normal"/>
    </style:style>
    <style:style style:name="T27" style:family="text">
      <style:text-properties officeooo:rsid="004c36e4"/>
    </style:style>
    <style:style style:name="T28" style:family="text">
      <style:text-properties officeooo:rsid="00502c66"/>
    </style:style>
    <style:style style:name="T29" style:family="text">
      <style:text-properties officeooo:rsid="00530b0c"/>
    </style:style>
    <style:style style:name="T30" style:family="text">
      <style:text-properties officeooo:rsid="00558acf"/>
    </style:style>
    <style:style style:name="T31" style:family="text">
      <style:text-properties officeooo:rsid="0055fef6"/>
    </style:style>
    <style:style style:name="T32" style:family="text">
      <style:text-properties officeooo:rsid="0057d05f"/>
    </style:style>
    <style:style style:name="T33" style:family="text">
      <style:text-properties officeooo:rsid="00596c0e"/>
    </style:style>
    <style:style style:name="T34" style:family="text">
      <style:text-properties officeooo:rsid="005b7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I / CD:</text:p>
      <text:p text:style-name="P1"/>
      <text:p text:style-name="P3"><text:span text:style-name="T14">CI / CD:</text:span><text:span text:style-name="T1"> <text:s text:c="2"/>Software development best practice. Stands for Continuous Integration, Continuous Delivery or Continuous Deployment.</text:span></text:p>
      <text:p text:style-name="P14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15"/>
      <text:p text:style-name="P15">And by doing that its possible to make code releases on a regular basis adding new features to the app/website and fixing bugs as well.</text:p>
      <text:p text:style-name="P15"/>
      <text:p text:style-name="P16">Modern companies like Google, Facebook, Netflix, AWS, etc pioneered this approach to releasing code, successfully applying thousands of changes per day without impacting the production systems.</text:p>
      <text:p text:style-name="P16"/>
      <text:p text:style-name="P16">By doing that they are able to bring to the market brand new features and services enabling these companies to became a very successful market leaders.</text:p>
      <text:p text:style-name="P3"/>
      <text:p text:style-name="P2"><text:span text:style-name="T14">Continuous Integration:</text:span><text:span text:style-name="T1"> </text:span><text:span text:style-name="T2">Integrating or merging the code changes frequently, at least one per day.</text:span></text:p>
      <text:p text:style-name="P1"/>
      <text:p text:style-name="P11"><text:span text:style-name="T15">Continuous Delivery</text:span><text:span text:style-name="T14">:</text:span> Automating the build, test and deployment functions. Managed by humans.</text:p>
      <text:p text:style-name="P1"/>
      <text:p text:style-name="P11"><text:span text:style-name="T15">Continuous Deployment:</text:span> <text:span text:style-name="T13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4292883277" text:style-name="L1">
        <text:list-item>
          <text:p text:style-name="P19">Automating is Good: Fast, repeatable, scalable, enables rapid deployment.</text:p>
          <text:p text:style-name="P19"/>
        </text:list-item>
        <text:list-item>
          <text:p text:style-name="P19">Manual is Bad: Slow, error prone, inconsistent, unscalable, complex.</text:p>
          <text:p text:style-name="P19"/>
        </text:list-item>
        <text:list-item>
          <text:p text:style-name="P20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4">Continuous Integration</text:span><text:span text:style-name="T20"> </text:span><text:span text:style-name="T21">W</text:span>orkflow:</text:p>
      <text:p text:style-name="P6"/>
      <text:list xml:id="list3741698378" text:style-name="L2">
        <text:list-item>
          <text:p text:style-name="P21"><text:span text:style-name="T14">Shared Code Repository:</text:span> Multiple developers contributing to a shared code repo like git. Frequently merging or <text:span text:style-name="T10">Integrating</text:span> code updates, <text:span text:style-name="T18">typically on a daily basis.</text:span></text:p>
          <text:p text:style-name="P21"/>
        </text:list-item>
        <text:list-item>
          <text:p text:style-name="P22"><text:span text:style-name="T14">Automated Build stage:</text:span> When changes appear in the code repo this triggers an automated build of the new code.</text:p>
          <text:p text:style-name="P22"/>
        </text:list-item>
        <text:list-item>
          <text:p text:style-name="P23"><text:span text:style-name="T14">Automated Test step:</text:span> <text:span text:style-name="T19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4">Continuous Delivery &amp; Continuous Deployment</text:span> Workflow:</text:p>
      <text:p text:style-name="P1"/>
      <text:list xml:id="list3589090124" text:style-name="L3">
        <text:list-item>
          <text:p text:style-name="P24"><text:span text:style-name="T14">Code is Merged: </text:span>After successful tests, the code gets merged to the master repo.</text:p>
          <text:p text:style-name="P24"/>
        </text:list-item>
        <text:list-item>
          <text:p text:style-name="P24"><text:span text:style-name="T14">Prepared for Deployment:</text:span> <text:span text:style-name="T22">Code is built, tested and packaged for deployment.</text:span></text:p>
          <text:p text:style-name="P25"/>
        </text:list-item>
        <text:list-item>
          <text:p text:style-name="P25"><text:span text:style-name="T14">Manual Decision</text:span>: Humans may b<text:span text:style-name="T24">e</text:span> involved in the decision to deploy the code. This is know as <text:span text:style-name="T10">Continuous Delivery.</text:span></text:p>
          <text:p text:style-name="P25"/>
        </text:list-item>
        <text:list-item>
          <text:p text:style-name="P25"><text:span text:style-name="T14">Or Fully Automated:</text:span> <text:span text:style-name="T23">The system automatically deploys the new code as soon as it has been prepared for deployment. This is known as </text:span><text:span text:style-name="T11">Continuous Deployment.</text:span></text:p>
        </text:list-item>
      </text:list>
      <text:p text:style-name="P18"/>
      <text:p text:style-name="P18"/>
      <text:p text:style-name="P13">Udemy Course: </text:p>
      <text:p text:style-name="P17"/>
      <text:p text:style-name="P12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17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17"/>
      <text:p text:style-name="P8">CI/CD (delivery and depoyment):</text:p>
      <text:p text:style-name="P17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4">Continuous Integration:</text:span></text:p>
      <text:list xml:id="list2487151725" text:style-name="L4">
        <text:list-item>
          <text:p text:style-name="P26">Developers push the code to the scm (source code management system, git in this example)</text:p>
          <text:p text:style-name="P26"/>
        </text:list-item>
        <text:list-item>
          <text:p text:style-name="P51"><text:span text:style-name="T1">Once the code is in the scm </text:span><text:span text:style-name="T5">the CI tool, jenkins in this example, could be able to identify and pull the code automatically and run </text:span><text:span text:style-name="T12">Build and Unit Tests.</text:span><text:span text:style-name="T5"> </text:span><text:span text:style-name="T6">At the end of the Continuous integration process we will have an Artifact. </text:span></text:p>
          <text:p text:style-name="P52"><text:soft-page-break/>Continuous Delivery:</text:p>
        </text:list-item>
        <text:list-item>
          <text:p text:style-name="P54"><text:span text:style-name="T5">D</text:span><text:span text:style-name="T1">eploying this Artifact to the Target environment Staging environment we call this Continuous Delivery.</text:span></text:p>
          <text:p text:style-name="P27"/>
        </text:list-item>
        <text:list-item>
          <text:p text:style-name="P28">In Staging run integration, load, performance and other tests.</text:p>
          <text:p text:style-name="P28"/>
        </text:list-item>
        <text:list-item>
          <text:p text:style-name="P29">Once the tests looks fine the human intervention decides to deploys it to the Production environment or not.</text:p>
          <text:p text:style-name="P53"/>
          <text:p text:style-name="P55"><text:span text:style-name="T16">Continuous De</text:span><text:span text:style-name="T17">ployment</text:span><text:span text:style-name="T16">:</text:span></text:p>
        </text:list-item>
        <text:list-item>
          <text:p text:style-name="P30">In Continuous Deployment once all the tests on Staging are ok is deployed automatically to Prod without human intervention.</text:p>
        </text:list-item>
      </text:list>
      <text:p text:style-name="P17"/>
      <text:p text:style-name="P64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65"/>
      <text:p text:style-name="P31"/>
      <text:p text:style-name="P57">Install Jenkins</text:p>
      <text:p text:style-name="P56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56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17"/>
      <text:p text:style-name="P32">Create an Amazon Linux free tier EC2 instance. Create a Security Group opening the port 8080 to the world.</text:p>
      <text:p text:style-name="P32"/>
      <text:p text:style-name="P33">Install java: <text:tab/>yum install java-1.8* </text:p>
      <text:p text:style-name="P33">and add the path into the bash profile: <text:s text:c="2"/>find /usr/lib/jvm/java-1.8* | head -n 3<text:tab/></text:p>
      <text:p text:style-name="P17"><text:tab/></text:p>
      <text:p text:style-name="P34">Install and start jenkins</text:p>
      <text:p text:style-name="P17"/>
      <text:p text:style-name="P36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36"/>
      <text:p text:style-name="P36">Don’t install any suggested pluggins yet, skip this step closing the tab.</text:p>
      <text:p text:style-name="P37"><text:soft-page-break/>Change the password in Admin user -- Configure -- change the pass. Keep it in a safe place, don’t lose it -- apply and save. Will kick you out from the app, refresh the page.</text:p>
      <text:p text:style-name="P17"/>
      <text:p text:style-name="P38">Set up java home path: <text:span text:style-name="T27">Manage jenkins - Global Tool Configuration - Add JDK - JAVA_HOME - /usr/lib/jvm/java-1.8.0-openjdk-1.8.0.265.b01-1.amzn2.0.1.x86_64</text:span></text:p>
      <text:p text:style-name="P38"/>
      <text:p text:style-name="P39">apply and save.</text:p>
      <text:p text:style-name="P39"/>
      <text:p text:style-name="P66"/>
      <text:p text:style-name="P67"/>
      <text:p text:style-name="P40"/>
      <text:p text:style-name="P58">Run <text:span text:style-name="T29">First </text:span>Jenkins Job:</text:p>
      <text:p text:style-name="P17"/>
      <text:p text:style-name="P41">New Item -- My_First_Job -- select free stile project, <text:span text:style-name="T28">Ok -- Add description -- Build: Execute Shell -- Command: echo “Welcome to DevOps Project” apply &amp; save</text:span></text:p>
      <text:p text:style-name="P41"/>
      <text:p text:style-name="P42">Run the job: Build Now</text:p>
      <text:p text:style-name="P42"/>
      <text:p text:style-name="P68"/>
      <text:p text:style-name="P69"/>
      <text:p text:style-name="P43"/>
      <text:p text:style-name="P59">Install &amp; setup Git:</text:p>
      <text:p text:style-name="P17"/>
      <text:p text:style-name="P45">In the server: <text:s/>yum install git -y </text:p>
      <text:p text:style-name="P17"/>
      <text:p text:style-name="P46">In jenkins, install the pluggins: Manaje Jenkins -- Manage Plugins -- <text:span text:style-name="T30">Available -- search: github --</text:span></text:p>
      <text:p text:style-name="P47">tick GitHub and Install without restart. <text:span text:style-name="T31">Will install all the dependencies, git among them.</text:span></text:p>
      <text:p text:style-name="P47"/>
      <text:p text:style-name="P48">Set up git: Manage Jenkins -- Global Tool Configuration -- Git -- Name: github -- Path to Git executable: <text:s/>/usr/bin/git -- apply &amp; save </text:p>
      <text:p text:style-name="P17"/>
      <text:p text:style-name="P17"/>
      <text:p text:style-name="P70"/>
      <text:p text:style-name="P70"/>
      <text:p text:style-name="P44"/>
      <text:p text:style-name="P60">Setup Maven:</text:p>
      <text:p text:style-name="P44"/>
      <text:p text:style-name="P49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44"/>
      <text:p text:style-name="P61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2">the last version of maven, currently 3.6.3</text:span></text:p>
      <text:p text:style-name="P61"/>
      <text:p text:style-name="P62">Then install the plugins on jenkins, <text:span text:style-name="T33">go to plugin manager like with git. Search for maven.</text:span></text:p>
      <text:p text:style-name="P62"/>
      <text:p text:style-name="P63">Tick Maven Integration, Maven Invoker -- install without restart.</text:p>
      <text:p text:style-name="P44"/>
      <text:p text:style-name="P50">Set up maven path. Manage Jenkins -- Global Tool Configuration -- <text:span text:style-name="T34">Add Maven -- untick install automatically -- Name: M2_HOME , Maven_HOME: <text:s/>/opt/maven/apache-maven-3.6.3 -- apply &amp; save.</text:span></text:p>
      <text:p text:style-name="P50"/>
      <text:p text:style-name="P50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sf pro text" svg:font-family="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0-12-18T20:20:16.908501907</dc:date>
    <meta:editing-duration>PT2H46M15S</meta:editing-duration>
    <meta:editing-cycles>64</meta:editing-cycles>
    <meta:generator>LibreOffice/6.0.7.3$Linux_X86_64 LibreOffice_project/00m0$Build-3</meta:generator>
    <meta:document-statistic meta:table-count="0" meta:image-count="3" meta:object-count="0" meta:page-count="5" meta:paragraph-count="63" meta:word-count="808" meta:character-count="5088" meta:non-whitespace-character-count="4339"/>
  </office:meta>
</office:document-meta>
</file>